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5cm" fo:margin-left="0.018cm" fo:margin-top="0cm" fo:margin-bottom="0cm" table:align="left" style:writing-mode="lr-tb"/>
    </style:style>
    <style:style style:name="Tabla3.A" style:family="table-column">
      <style:table-column-properties style:column-width="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f3f3f3" fo:padding="0.176cm" fo:border="1pt solid #f3f3f3">
        <style:background-image/>
      </style:table-cell-properties>
    </style:style>
    <style:style style:name="P1" style:family="paragraph" style:parent-style-name="Heading_20_3" style:master-page-name="Standard">
      <loext:graphic-properties draw:fill="solid" draw:fill-color="#ffffff"/>
      <style:paragraph-properties fo:margin-top="0cm" fo:margin-bottom="0.141cm" style:contextual-spacing="false" fo:line-height="100%" fo:keep-together="auto" style:page-number="1" fo:background-color="#ffffff" fo:padding-left="0.388cm" fo:padding-right="0.388cm" fo:padding-top="0cm" fo:padding-bottom="0cm" fo:border="none" style:shadow="none" fo:keep-with-next="auto"/>
      <style:text-properties style:font-name="Arial2" fo:font-size="12pt" style:font-name-asian="Arial3" style:font-size-asian="12pt" style:font-name-complex="Arial3" style:font-size-complex="12pt"/>
    </style:style>
    <style:style style:name="P2" style:family="paragraph" style:parent-style-name="normal">
      <style:paragraph-properties fo:margin-top="0.423cm" fo:margin-bottom="0cm" style:contextual-spacing="false" fo:line-height="115%"/>
      <style:text-properties fo:color="#252525" loext:opacity="100%" style:font-name="Arial2" fo:font-size="12pt" fo:background-color="#ffffff" style:font-name-asian="Arial3" style:font-size-asian="12pt" style:font-name-complex="Arial3" style:font-size-complex="12pt"/>
    </style:style>
    <style:style style:name="P3" style:family="paragraph" style:parent-style-name="normal" style:list-style-name="WWNum1">
      <style:paragraph-properties fo:margin-left="1.27cm" fo:margin-right="0cm" fo:margin-top="0.423cm" fo:margin-bottom="0cm" style:contextual-spacing="false" fo:line-height="115%" fo:text-indent="-0.635cm" style:auto-text-indent="false"/>
      <style:text-properties fo:color="#252525" loext:opacity="100%" style:font-name="Arial2" fo:font-size="12pt" fo:background-color="#ffffff" style:font-name-asian="Arial3" style:font-size-asian="12pt" style:font-name-complex="Arial3" style:font-size-complex="12pt"/>
    </style:style>
    <style:style style:name="P4" style:family="paragraph" style:parent-style-name="normal" style:list-style-name="WWNum1">
      <style:paragraph-properties fo:margin-left="1.27cm" fo:margin-right="0cm" fo:margin-top="0cm" fo:margin-bottom="0cm" style:contextual-spacing="false" fo:line-height="115%" fo:text-indent="-0.635cm" style:auto-text-indent="false"/>
      <style:text-properties fo:color="#252525" loext:opacity="100%" style:font-name="Arial2" fo:font-size="12pt" fo:background-color="#ffffff" style:font-name-asian="Arial3" style:font-size-asian="12pt" style:font-name-complex="Arial3" style:font-size-complex="12pt"/>
    </style:style>
    <style:style style:name="P5" style:family="paragraph" style:parent-style-name="normal">
      <loext:graphic-properties draw:fill="solid" draw:fill-color="#ffffff"/>
      <style:paragraph-properties fo:margin-left="0cm" fo:margin-right="0cm" fo:margin-top="0cm" fo:margin-bottom="0.635cm" style:contextual-spacing="false" fo:line-height="128%" fo:text-align="start" style:justify-single-word="false" fo:keep-together="auto" fo:orphans="2" fo:widows="2" fo:text-indent="0cm" style:auto-text-indent="false" fo:background-color="#ffffff" fo:padding="0cm" fo:border="none" style:shadow="none" fo:keep-with-next="auto"/>
      <style:text-properties fo:color="#29303b" loext:opacity="100%" style:font-name="Arial2" fo:font-size="12pt" fo:font-weight="bold" fo:background-color="#ffffff" style:font-name-asian="Arial3" style:font-size-asian="12pt" style:font-weight-asian="bold" style:font-name-complex="Arial3" style:font-size-complex="12pt"/>
    </style:style>
    <style:style style:name="P6" style:family="paragraph" style:parent-style-name="normal">
      <style:text-properties style:font-name="Arial2" fo:font-size="12pt" style:font-name-asian="Arial3" style:font-size-asian="12pt" style:font-name-complex="Arial3" style:font-size-complex="12pt"/>
    </style:style>
    <style:style style:name="P7" style:family="paragraph" style:parent-style-name="normal">
      <loext:graphic-properties draw:fill="none" draw:fill-color="#ffffff"/>
      <style:paragraph-properties fo:margin-left="2.5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color="#171717" loext:opacity="100%" style:font-name="Arial2" fo:font-size="12pt" fo:background-color="#f3f3f3" style:font-name-asian="Courier New1" style:font-size-asian="12pt" style:font-name-complex="Courier New1" style:font-size-complex="12pt"/>
    </style:style>
    <style:style style:name="P8" style:family="paragraph" style:parent-style-name="normal">
      <style:paragraph-properties fo:margin-top="0cm" fo:margin-bottom="0.353cm" style:contextual-spacing="false" fo:line-height="115%"/>
      <style:text-properties style:font-name="Arial2" fo:font-size="12pt" style:font-name-asian="Arial3" style:font-size-asian="12pt" style:font-name-complex="Arial3" style:font-size-complex="12pt"/>
    </style:style>
    <style:style style:name="P9" style:family="paragraph" style:parent-style-name="normal">
      <style:paragraph-properties fo:margin-top="0cm" fo:margin-bottom="0.353cm" style:contextual-spacing="false" fo:line-height="115%"/>
      <style:text-properties style:font-name="Arial2" fo:font-size="12pt" style:font-size-asian="12pt" style:font-size-complex="12pt"/>
    </style:style>
    <style:style style:name="P10" style:family="paragraph" style:parent-style-name="normal">
      <style:text-properties style:font-name="Arial2" fo:font-size="12pt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text-properties style:font-name="Arial2" fo:font-size="12pt" style:font-size-asian="12pt" style:font-size-complex="12pt"/>
    </style:style>
    <style:style style:name="P12" style:family="paragraph" style:parent-style-name="normal">
      <loext:graphic-properties draw:fill="solid" draw:fill-color="#ffffff"/>
      <style:paragraph-properties fo:background-color="#ffffff"/>
      <style:text-properties fo:color="#171717" loext:opacity="100%" style:font-name="Arial2" fo:font-size="12pt" fo:background-color="#ffffff" style:font-name-asian="Consolas1" style:font-size-asian="12pt" style:font-name-complex="Consolas1" style:font-size-complex="12pt"/>
    </style:style>
    <style:style style:name="P13" style:family="paragraph" style:parent-style-name="normal">
      <style:text-properties style:font-name="Arial2" fo:font-size="12pt" officeooo:paragraph-rsid="0021076e" style:font-size-asian="12pt" style:font-size-complex="12pt"/>
    </style:style>
    <style:style style:name="P14" style:family="paragraph" style:parent-style-name="Standard">
      <style:paragraph-properties fo:margin-left="1.27cm" fo:orphans="0" fo:widows="0" fo:text-indent="0cm" style:auto-text-indent="false"/>
      <style:text-properties fo:color="#171717" loext:opacity="100%" style:font-name="Arial2" fo:font-size="11pt" officeooo:paragraph-rsid="0021076e" style:font-name-asian="Consolas1" style:font-size-asian="11pt" style:font-name-complex="Consolas1" style:font-size-complex="11pt"/>
    </style:style>
    <style:style style:name="P15" style:family="paragraph" style:parent-style-name="Standard">
      <style:paragraph-properties fo:margin-left="1.27cm" fo:text-indent="0cm" style:auto-text-indent="false"/>
      <style:text-properties style:font-name="Arial2" fo:font-size="11pt" officeooo:paragraph-rsid="0021076e" style:font-size-asian="11pt" style:font-size-complex="11pt"/>
    </style:style>
    <style:style style:name="P16" style:family="paragraph" style:parent-style-name="Standard">
      <style:paragraph-properties fo:margin-left="1.27cm" fo:text-indent="0cm" style:auto-text-indent="false"/>
      <style:text-properties fo:color="#808080" loext:opacity="100%" style:font-name="Arial2" fo:font-size="11pt" officeooo:paragraph-rsid="0021076e" style:font-size-asian="11pt" style:font-size-complex="11pt"/>
    </style:style>
    <style:style style:name="P17" style:family="paragraph" style:parent-style-name="Standard">
      <style:paragraph-properties fo:margin-left="1.27cm" fo:text-indent="0cm" style:auto-text-indent="false"/>
      <style:text-properties fo:color="#000000" loext:opacity="100%" style:font-name="Arial2" fo:font-size="11pt" officeooo:paragraph-rsid="0021076e" style:font-size-asian="11pt" style:font-size-complex="11pt"/>
    </style:style>
    <style:style style:name="P18" style:family="paragraph" style:parent-style-name="normal">
      <style:paragraph-properties fo:margin-left="1.27cm" fo:text-indent="0cm" style:auto-text-indent="false"/>
      <style:text-properties style:font-name="Arial2" fo:font-size="11pt" officeooo:paragraph-rsid="0021076e" style:font-size-asian="11pt" style:font-size-complex="11pt"/>
    </style:style>
    <style:style style:name="P19" style:family="paragraph" style:parent-style-name="normal">
      <style:paragraph-properties fo:margin-top="0.353cm" fo:margin-bottom="0cm" style:contextual-spacing="false" fo:line-height="100%"/>
      <style:text-properties style:font-name="Arial2" fo:font-size="12pt" fo:font-weight="bold" style:font-name-asian="Arial3" style:font-size-asian="12pt" style:font-weight-asian="bold" style:font-name-complex="Arial3" style:font-size-complex="12pt"/>
    </style:style>
    <style:style style:name="P20" style:family="paragraph" style:parent-style-name="normal">
      <loext:graphic-properties draw:fill="solid" draw:fill-color="#ffffff"/>
      <style:paragraph-properties fo:background-color="#ffffff"/>
      <style:text-properties fo:color="#171717" loext:opacity="100%" style:font-name="Arial2" fo:font-size="12pt" style:font-name-asian="Arial3" style:font-size-asian="12pt" style:font-name-complex="Arial3" style:font-size-complex="12pt"/>
    </style:style>
    <style:style style:name="P21" style:family="paragraph" style:parent-style-name="normal">
      <style:paragraph-properties fo:line-height="115%"/>
      <style:text-properties fo:color="#171717" loext:opacity="100%" style:font-name="Arial2" fo:font-size="12pt" style:font-name-asian="Arial3" style:font-size-asian="12pt" style:font-name-complex="Arial3" style:font-size-complex="12pt"/>
    </style:style>
    <style:style style:name="P22" style:family="paragraph" style:parent-style-name="normal">
      <style:text-properties fo:color="#171717" loext:opacity="100%" style:font-name="Arial2" fo:font-size="12pt" fo:font-weight="bold" fo:background-color="#ffffff" style:font-name-asian="Arial3" style:font-size-asian="12pt" style:font-weight-asian="bold" style:font-name-complex="Arial3" style:font-size-complex="12pt"/>
    </style:style>
    <style:style style:name="P23" style:family="paragraph" style:parent-style-name="normal">
      <style:text-properties fo:color="#171717" loext:opacity="100%" style:font-name="Arial2" fo:font-size="12pt" fo:background-color="#f3f3f3" style:font-name-asian="Courier New1" style:font-size-asian="12pt" style:font-name-complex="Courier New1" style:font-size-complex="12pt"/>
    </style:style>
    <style:style style:name="P24" style:family="paragraph" style:parent-style-name="normal">
      <style:paragraph-properties fo:margin-top="0cm" fo:margin-bottom="0.353cm" style:contextual-spacing="false" fo:line-height="100%"/>
      <style:text-properties fo:color="#29303b" loext:opacity="100%" style:font-name="Arial2" fo:font-size="12pt" fo:font-weight="bold" fo:background-color="#ffffff" style:font-name-asian="Arial3" style:font-size-asian="12pt" style:font-weight-asian="bold" style:font-name-complex="Arial3" style:font-size-complex="12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color="#171717" loext:opacity="100%" style:font-name="Arial2" fo:font-size="12pt" style:font-name-asian="Arial3" style:font-size-asian="12pt" style:font-name-complex="Arial3" style:font-size-complex="12pt"/>
    </style:style>
    <style:style style:name="P26" style:family="paragraph" style:parent-style-name="normal">
      <style:text-properties fo:color="#171717" loext:opacity="100%" style:font-name="Arial2" fo:font-size="12pt" style:font-name-asian="Arial3" style:font-size-asian="12pt" style:font-name-complex="Arial3" style:font-size-complex="12pt"/>
    </style:style>
    <style:style style:name="P27" style:family="paragraph" style:parent-style-name="normal">
      <loext:graphic-properties draw:fill="solid" draw:fill-color="#ffffff"/>
      <style:paragraph-properties fo:margin-top="0cm" fo:margin-bottom="0.282cm" style:contextual-spacing="false" fo:line-height="100%" fo:background-color="#ffffff"/>
      <style:text-properties fo:color="#171717" loext:opacity="100%" style:font-name="Arial2" fo:font-size="12pt" fo:background-color="#eff1f9" style:font-name-asian="Consolas1" style:font-size-asian="12pt" style:font-name-complex="Consolas1" style:font-size-complex="12pt"/>
    </style:style>
    <style:style style:name="P28" style:family="paragraph" style:parent-style-name="normal">
      <loext:graphic-properties draw:fill="solid" draw:fill-color="#ffffff"/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style:shadow="none" fo:keep-with-next="auto"/>
      <style:text-properties fo:color="#171717" loext:opacity="100%" style:font-name="Arial2" fo:font-size="12pt" style:font-name-asian="Arial3" style:font-size-asian="12pt" style:font-name-complex="Arial3" style:font-size-complex="12pt"/>
    </style:style>
    <style:style style:name="P29" style:family="paragraph" style:parent-style-name="normal">
      <loext:graphic-properties draw:fill="solid" draw:fill-color="#ffffff"/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style:shadow="none" fo:keep-with-next="auto"/>
      <style:text-properties fo:color="#171717" loext:opacity="100%" style:font-name="Arial2" fo:font-size="12pt" fo:background-color="#f3f3f3" style:font-name-asian="Courier New1" style:font-size-asian="12pt" style:font-name-complex="Courier New1" style:font-size-complex="12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color="#171717" loext:opacity="100%" style:font-name="Arial2" fo:font-size="12pt" style:font-name-asian="Arial3" style:font-size-asian="12pt" style:font-name-complex="Arial3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style:font-name="Arial2" fo:font-size="12pt" style:font-size-asian="12pt" style:font-size-complex="12pt"/>
    </style:style>
    <style:style style:name="P32" style:family="paragraph" style:parent-style-name="Standard">
      <style:paragraph-properties fo:orphans="0" fo:widows="0"/>
      <style:text-properties fo:color="#008000" loext:opacity="100%" style:font-name="Arial2" fo:font-size="12pt" style:font-name-asian="Consolas1" style:font-size-asian="12pt" style:font-name-complex="Consolas1" style:font-size-complex="12pt"/>
    </style:style>
    <style:style style:name="P33" style:family="paragraph" style:parent-style-name="Standard">
      <style:text-properties fo:color="#008000" loext:opacity="100%" style:font-name="Arial2" fo:font-size="12pt" style:font-size-asian="12pt" style:font-size-complex="12pt"/>
    </style:style>
    <style:style style:name="P34" style:family="paragraph" style:parent-style-name="Standard">
      <style:text-properties fo:color="#000000" loext:opacity="100%" style:font-name="Arial2" fo:font-size="12pt" style:font-size-asian="12pt" style:font-size-complex="12pt"/>
    </style:style>
    <style:style style:name="P35" style:family="paragraph" style:parent-style-name="Standard">
      <style:text-properties style:font-name="Arial2" fo:font-size="12pt" style:font-size-asian="12pt" style:font-size-complex="12pt"/>
    </style:style>
    <style:style style:name="P36" style:family="paragraph" style:parent-style-name="Standard">
      <style:paragraph-properties fo:margin-left="1.27cm" fo:text-indent="0cm" style:auto-text-indent="false"/>
      <style:text-properties style:font-name="Arial2" fo:font-size="12pt" style:font-size-asian="12pt" style:font-size-complex="12pt"/>
    </style:style>
    <style:style style:name="P37" style:family="paragraph" style:parent-style-name="normal">
      <style:paragraph-properties fo:orphans="0" fo:widows="0"/>
      <style:text-properties style:font-name="Arial2" fo:font-size="12pt" style:font-size-asian="12pt" style:font-size-complex="12pt"/>
    </style:style>
    <style:style style:name="P38" style:family="paragraph" style:parent-style-name="normal">
      <style:paragraph-properties fo:orphans="0" fo:widows="0"/>
      <style:text-properties fo:color="#171717" loext:opacity="100%" style:font-name="Arial2" fo:font-size="12pt" style:font-name-asian="Consolas1" style:font-size-asian="12pt" style:font-name-complex="Consolas1" style:font-size-complex="12pt"/>
    </style:style>
    <style:style style:name="P39" style:family="paragraph" style:parent-style-name="normal">
      <style:paragraph-properties fo:line-height="115%"/>
      <style:text-properties fo:color="#171717" loext:opacity="100%" style:font-name="Arial2" fo:font-size="12pt" fo:background-color="#ffffff" style:font-name-asian="Consolas1" style:font-size-asian="12pt" style:font-name-complex="Consolas1" style:font-size-complex="12pt"/>
    </style:style>
    <style:style style:name="P40" style:family="paragraph" style:parent-style-name="normal">
      <style:paragraph-properties fo:line-height="115%"/>
      <style:text-properties fo:color="#171717" loext:opacity="100%" style:font-name="Arial2" fo:font-size="12pt" fo:background-color="#eff1f9" style:font-name-asian="Arial3" style:font-size-asian="12pt" style:font-name-complex="Arial3" style:font-size-complex="12pt"/>
    </style:style>
    <style:style style:name="T1" style:family="text">
      <style:text-properties fo:font-style="italic" style:font-name-asian="Arial3" style:font-style-asian="italic" style:font-name-complex="Arial3"/>
    </style:style>
    <style:style style:name="T2" style:family="text">
      <style:text-properties style:font-name-asian="Arial3" style:font-name-complex="Arial3"/>
    </style:style>
    <style:style style:name="T3" style:family="text">
      <style:text-properties fo:font-weight="bold" style:font-name-asian="Arial3" style:font-weight-asian="bold" style:font-name-complex="Arial3"/>
    </style:style>
    <style:style style:name="T4" style:family="text">
      <style:text-properties fo:color="#c9211e" loext:opacity="100%" fo:font-weight="bold" style:font-name-asian="Arial3" style:font-weight-asian="bold" style:font-name-complex="Arial3" style:font-weight-complex="bold"/>
    </style:style>
    <style:style style:name="T5" style:family="text">
      <style:text-properties fo:color="#171717" loext:opacity="100%" fo:font-weight="bold" fo:background-color="#ffffff" loext:char-shading-value="0" style:font-name-asian="Arial3" style:font-weight-asian="bold" style:font-name-complex="Arial3"/>
    </style:style>
    <style:style style:name="T6" style:family="text">
      <style:text-properties fo:color="#0000ff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ff0000" loext:opacity="100%"/>
    </style:style>
    <style:style style:name="T10" style:family="text">
      <style:text-properties fo:color="#0000ff" loext:opacity="100%" fo:font-weight="bold" fo:background-color="#ffffff" loext:char-shading-value="0" style:font-name-asian="Arial3" style:font-weight-asian="bold" style:font-name-complex="Arial3"/>
    </style:style>
    <style:style style:name="T11" style:family="text">
      <style:text-properties fo:color="#000000" loext:opacity="100%" fo:font-weight="bold" fo:background-color="#ffffff" loext:char-shading-value="0" style:font-name-asian="Arial3" style:font-weight-asian="bold" style:font-name-complex="Arial3"/>
    </style:style>
    <style:style style:name="T12" style:family="text">
      <style:text-properties fo:color="#808080" loext:opacity="100%" fo:font-weight="bold" fo:background-color="#ffffff" loext:char-shading-value="0" style:font-name-asian="Arial3" style:font-weight-asian="bold" style:font-name-complex="Arial3"/>
    </style:style>
    <style:style style:name="T13" style:family="text">
      <style:text-properties fo:color="#ff0000" loext:opacity="100%" fo:font-weight="bold" fo:background-color="#ffffff" loext:char-shading-value="0" style:font-name-asian="Arial3" style:font-weight-asian="bold" style:font-name-complex="Arial3"/>
    </style:style>
    <style:style style:name="T14" style:family="text">
      <style:text-properties fo:color="#171717" loext:opacity="100%" fo:background-color="#ffffff" loext:char-shading-value="0" style:font-name-asian="Arial3" style:font-name-complex="Arial3"/>
    </style:style>
    <style:style style:name="T15" style:family="text">
      <style:text-properties fo:color="#171717" loext:opacity="100%" style:font-name="Arial2" fo:font-size="12pt" fo:background-color="#ffffff" loext:char-shading-value="0" style:font-name-asian="Arial3" style:font-size-asian="12pt" style:font-name-complex="Arial3" style:font-size-complex="12pt"/>
    </style:style>
    <style:style style:name="T16" style:family="text">
      <style:text-properties fo:color="#1155cc" loext:opacity="100%" style:font-name="Arial2" fo:font-size="12pt" fo:background-color="#ffffff" loext:char-shading-value="0" style:font-name-asian="Arial3" style:font-size-asian="12pt" style:font-name-complex="Arial3" style:font-size-complex="12pt"/>
    </style:style>
    <style:style style:name="T17" style:family="text">
      <style:text-properties fo:color="#1155cc" loext:opacity="100%" style:font-name="Arial2" fo:font-size="12pt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T18" style:family="text">
      <style:text-properties officeooo:rsid="0022a1f0"/>
    </style:style>
    <style:style style:name="T19" style:family="text">
      <style:text-properties fo:color="#171717" loext:opacity="100%" fo:font-style="italic" style:font-name-asian="Arial3" style:font-style-asian="italic" style:font-name-complex="Arial3"/>
    </style:style>
    <style:style style:name="T20" style:family="text">
      <style:text-properties fo:color="#171717" loext:opacity="100%" style:font-name-asian="Arial3" style:font-name-complex="Arial3"/>
    </style:style>
    <style:style style:name="T21" style:family="text">
      <style:text-properties fo:color="#ff00ff" loext:opacity="100%"/>
    </style:style>
    <style:style style:name="T22" style:family="text">
      <style:text-properties officeooo:rsid="0023b54d"/>
    </style:style>
    <style:style style:name="T23" style:family="text">
      <style:text-properties fo:color="#171717" loext:opacity="100%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8ojlwohakr6"/>Lenguaje de manipulación de datos (DML)</text:p>
      <text:p text:style-name="P2">Las sentencias de lenguaje de manipulación de datos (DML) son utilizadas para gestionar datos dentro de los schemas. Algunos ejemplos:</text:p>
      <text:list text:style-name="WWNum1">
        <text:list-item>
          <text:p text:style-name="P3">SELECT - para obtener datos de una base de datos.</text:p>
        </text:list-item>
        <text:list-item>
          <text:p text:style-name="P4">INSERT <text:s/>- para insertar datos a una tabla.</text:p>
        </text:list-item>
        <text:list-item>
          <text:p text:style-name="P4">UPDATE - para modificar datos existentes dentro de una tabla.</text:p>
        </text:list-item>
        <text:list-item>
          <text:p text:style-name="P4">DELETE - elimina todos los registros de la tabla; no borra los espacios asignados a los registros.</text:p>
        </text:list-item>
      </text:list>
      <text:p text:style-name="P5"/>
      <text:p text:style-name="P5">DELETE</text:p>
      <text:p text:style-name="P6">La instrucción DELETE se usa para eliminar un solo registro o varios registros de una tabla en SQL Server.</text:p>
      <text:p text:style-name="P6"/>
      <text:p text:style-name="P7">DELETE [ TOP (top_value) [ PERCENT ] ]</text:p>
      <text:p text:style-name="P7">FROM table</text:p>
      <text:p text:style-name="P7">[WHERE conditions];</text:p>
      <text:p text:style-name="P6"><text:s/></text:p>
      <text:p text:style-name="P8"/>
      <text:p text:style-name="P9"><text:span text:style-name="T1">Tabla</text:span><text:span text:style-name="T2"> <text:s/>La tabla de la que desea eliminar registros.</text:span></text:p>
      <text:p text:style-name="P9"><text:span text:style-name="T2">WHERE </text:span><text:span text:style-name="T1">condiciones <text:s/>- </text:span><text:span text:style-name="T2">Opcional. Las condiciones que deben cumplirse para que se eliminen los registros.</text:span></text:p>
      <text:p text:style-name="P8">TOP (top_value) - Opcional. Si se especifica, eliminará el número superior de filas en el conjunto de resultados según top_value . Por ejemplo, TOP (10) eliminaría las 10 filas superiores que coinciden con los criterios de eliminación.</text:p>
      <text:p text:style-name="P8">PERCENT - Opcional. Si se especifica PERCENT, las filas superiores se basan en un porcentaje de top_value del conjunto de resultados total (como lo especifica el valor PERCENT ). Por ejemplo, TOP (10) PERCENT eliminaría el 10% superior de los registros que coinciden con los criterios de eliminación.</text:p>
      <text:p text:style-name="P10"/>
      <text:p text:style-name="P11"><text:span text:style-name="T3">Nota: </text:span><text:span text:style-name="T2">No es necesario que enumere los campos en la instrucción DELETE de SQL Server, ya que está eliminando toda la fila de la tabla.</text:span></text:p>
      <text:p text:style-name="P11"><text:span text:style-name="T2"/></text:p>
      <text:p text:style-name="P11"><text:span text:style-name="T3">* </text:span><text:span text:style-name="T2">Solo se pueden borrar filas completas. </text:span></text:p>
      <text:p text:style-name="P11"><text:span text:style-name="T2"/></text:p>
      <text:p text:style-name="P11"><text:span text:style-name="T3">* </text:span><text:span text:style-name="T4">Si se omite WHERE se borran todas las filas de la tabla.</text:span></text:p>
      <text:p text:style-name="P11"><text:span text:style-name="T2"/></text:p>
      <text:p text:style-name="P11"><text:span text:style-name="T3">* </text:span><text:span text:style-name="T2">Si el predicado tiene cláusulas subordinadas estas no pueden referirse </text:span></text:p>
      <text:p text:style-name="P6"><text:s/>en FROM a la tabla a modificar.</text:p>
      <text:p text:style-name="P12"/>
      <text:p text:style-name="P13"><text:soft-page-break/><text:span text:style-name="T5"/></text:p>
      <text:p text:style-name="P14"><text:span text:style-name="T6">DELETE</text:span><text:span text:style-name="T7"> </text:span><text:span text:style-name="T6">FROM</text:span><text:span text:style-name="T7"> PRODUCTOS</text:span></text:p>
      <text:p text:style-name="P15"><text:span text:style-name="T6">WHERE</text:span><text:span text:style-name="T7"> talla </text:span><text:span text:style-name="T8">=</text:span><text:span text:style-name="T7"> </text:span><text:span text:style-name="T9">'M'</text:span></text:p>
      <text:p text:style-name="P16">;</text:p>
      <text:p text:style-name="P17"/>
      <text:p text:style-name="P15"><text:span text:style-name="T6">SELECT</text:span><text:span text:style-name="T7"> </text:span><text:span text:style-name="T8">*</text:span><text:span text:style-name="T7"> </text:span><text:span text:style-name="T6">FROM</text:span><text:span text:style-name="T7"> PRODUCTOS</text:span><text:span text:style-name="T8">;</text:span></text:p>
      <text:p text:style-name="P17"/>
      <text:p text:style-name="P15"><text:span text:style-name="T6">DELETE</text:span><text:span text:style-name="T7"> </text:span><text:span text:style-name="T6">TOP</text:span><text:span text:style-name="T8">(</text:span><text:span text:style-name="T7">3</text:span><text:span text:style-name="T8">)</text:span></text:p>
      <text:p text:style-name="P15"><text:span text:style-name="T6">FROM</text:span><text:span text:style-name="T7"> PRODUCTOS</text:span></text:p>
      <text:p text:style-name="P15"><text:span text:style-name="T6">WHERE</text:span><text:span text:style-name="T7"> talla </text:span><text:span text:style-name="T8">=</text:span><text:span text:style-name="T7"> </text:span><text:span text:style-name="T9">'U'</text:span><text:span text:style-name="T8">;</text:span></text:p>
      <text:p text:style-name="P17"/>
      <text:p text:style-name="P17"/>
      <text:p text:style-name="P15"><text:span text:style-name="T6">INSERT</text:span><text:span text:style-name="T7"> </text:span><text:span text:style-name="T6">INTO</text:span><text:span text:style-name="T7"> PRODUCTOS </text:span><text:span text:style-name="T6">VALUES</text:span><text:span text:style-name="T8">(</text:span><text:span text:style-name="T9">'LACOSTE'</text:span><text:span text:style-name="T8">,</text:span><text:span text:style-name="T9">'VERDE'</text:span><text:span text:style-name="T8">,</text:span><text:span text:style-name="T9">'U'</text:span><text:span text:style-name="T8">,</text:span><text:span text:style-name="T7"> 25</text:span><text:span text:style-name="T8">);</text:span></text:p>
      <text:p text:style-name="P17"/>
      <text:p text:style-name="P15"><text:span text:style-name="T6">DELETE</text:span><text:span text:style-name="T7"> </text:span><text:span text:style-name="T6">TOP</text:span><text:span text:style-name="T8">(</text:span><text:span text:style-name="T7">25</text:span><text:span text:style-name="T8">)</text:span><text:span text:style-name="T7"> </text:span><text:span text:style-name="T6">PERCENT</text:span></text:p>
      <text:p text:style-name="P15"><text:span text:style-name="T6">FROM</text:span><text:span text:style-name="T7"> PRODUCTOS</text:span></text:p>
      <text:p text:style-name="P15"><text:span text:style-name="T6">WHERE</text:span><text:span text:style-name="T7"> PRECIO </text:span><text:span text:style-name="T8">=</text:span><text:span text:style-name="T7"> 25</text:span><text:span text:style-name="T8">;</text:span></text:p>
      <text:p text:style-name="P17"/>
      <text:p text:style-name="P15"><text:span text:style-name="T6">DELETE</text:span><text:span text:style-name="T7"> </text:span><text:span text:style-name="T6">TOP</text:span><text:span text:style-name="T8">(</text:span><text:span text:style-name="T7">25</text:span><text:span text:style-name="T8">)</text:span><text:span text:style-name="T7"> </text:span><text:span text:style-name="T6">PERCENT</text:span></text:p>
      <text:p text:style-name="P15"><text:span text:style-name="T6">FROM</text:span><text:span text:style-name="T7"> PRODUCTOS</text:span></text:p>
      <text:p text:style-name="P14"><text:span text:style-name="T10">WHERE</text:span><text:span text:style-name="T11"> PRECIO </text:span><text:span text:style-name="T12">=</text:span><text:span text:style-name="T11"> 25 </text:span><text:span text:style-name="T12">AND</text:span><text:span text:style-name="T11"> DESCRIPCION </text:span><text:span text:style-name="T12">=</text:span><text:span text:style-name="T13">'ROJO'</text:span><text:span text:style-name="T12">;</text:span></text:p>
      <text:p text:style-name="P18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NOTA: </text:span><text:span text:style-name="T14">Para eliminar todas las filas de una tabla, use TRUNCATE TABLE. TRUNCATE es más rápido que DELETE y utiliza menos recursos de los registros de transacciones y de sistema.</text:span></text:p>
      <text:p text:style-name="normal"><text:span text:style-name="T15">Para obtener más información, vea </text:span><text:a xlink:type="simple" xlink:href="https://docs.microsoft.com/es-es/sql/t-sql/statements/truncate-table-transact-sql?view=sql-server-ver15" text:style-name="Standard" text:visited-style-name="Standard"><text:span text:style-name="T16">TRUNCATE TABLE (Transact-SQL)</text:span></text:a><text:span text:style-name="T15">.</text:span></text:p>
      <text:p text:style-name="P19"/>
      <text:p text:style-name="P20"/>
      <text:p text:style-name="P6"/>
      <text:p text:style-name="P21">Ver más información sobre la sentencia DELETE, manual de T-SQL:</text:p>
      <text:p text:style-name="normal"><text:a xlink:type="simple" xlink:href="https://docs.microsoft.com/es-es/sql/t-sql/statements/delete-transact-sql?view=sql-server-ver15" text:style-name="Standard" text:visited-style-name="Standard"><text:span text:style-name="T17">https://docs.microsoft.com/es-es/sql/t-sql/statements/delete-transact-sql?view=sql-server-ver15</text:span></text:a></text:p>
      <text:p text:style-name="P6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</text:p>
      <text:p text:style-name="P24">UPDATE</text:p>
      <text:p text:style-name="P25">La instrucción UPDATE se usa para actualizar los registros existentes en una tabla en una base de datos. <text:span text:style-name="T18">Es decir modificar el contenido de algún campo.</text:span></text:p>
      <text:p text:style-name="P25"/>
      <text:p text:style-name="P26"/>
      <text:p text:style-name="P25">La sintaxis de la instrucción UPDATE al actualizar una tabla con valores dados:</text:p>
      <text:p text:style-name="P25"/>
      <text:p text:style-name="P7">UPDATE table</text:p>
      <text:p text:style-name="P7"><text:s text:c="2"/>SET column1 = expression1,</text:p>
      <text:p text:style-name="P7"><text:s text:c="6"/>column2 = expression2,</text:p>
      <text:p text:style-name="P7"><text:s text:c="6"/>...</text:p>
      <text:p text:style-name="P7"><text:s text:c="2"/>[WHERE conditions];<text:line-break/></text:p>
      <text:p text:style-name="P27"/>
      <text:p text:style-name="P28"/>
      <text:p text:style-name="P29"/>
      <text:p text:style-name="P30">Parámetros o argumentos:</text:p>
      <text:p text:style-name="P31"><text:span text:style-name="T19">columna1, columna2 </text:span><text:span text:style-name="T20">- Las columnas que desea actualizar.</text:span></text:p>
      <text:p text:style-name="P31"><text:span text:style-name="T19">expresión1, expresión2 - </text:span><text:span text:style-name="T20">Los nuevos valores para asignar a column1, column2. <text:s/>Por lo tanto, a la columna1 se le asignará el valor de expresión1, a la columna2 se le asignará el valor de expresión2, y así sucesivamente.</text:span></text:p>
      <text:p text:style-name="P31"><text:span text:style-name="T19">WHERE condiciones - </text:span><text:span text:style-name="T20">Opcional. Las condiciones que deben cumplirse para que se ejecute la actualización.</text:span></text:p>
      <text:p text:style-name="P25"/>
      <text:p text:style-name="P25">Ejemplos:<text:line-break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>--********************************************************<text:span text:style-name="T18">****</text:span></text:p>
            <text:p text:style-name="P33">--*********************UPDATE*****************************</text:p>
            <text:p text:style-name="P33">--********************************************************<text:span text:style-name="T18">****</text:span></text:p>
            <text:p text:style-name="P34"/>
            <text:p text:style-name="P35"><text:span text:style-name="T6">SELECT</text:span><text:span text:style-name="T7"> </text:span><text:span text:style-name="T8">*</text:span><text:span text:style-name="T7"> </text:span><text:span text:style-name="T6">FROM</text:span><text:span text:style-name="T7"> PRODUCTOS</text:span><text:span text:style-name="T8">;</text:span></text:p>
            <text:p text:style-name="P34"/>
            <text:p text:style-name="P35"><text:span text:style-name="T21">UPDATE</text:span><text:span text:style-name="T7"> PRODUCTOS</text:span></text:p>
            <text:p text:style-name="P35"><text:span text:style-name="T7"><text:s text:c="2"/></text:span><text:span text:style-name="T6">SET</text:span><text:span text:style-name="T7"> nombre </text:span><text:span text:style-name="T8">=</text:span><text:span text:style-name="T7"> </text:span><text:span text:style-name="T9">'Camisola'</text:span><text:span text:style-name="T8">,</text:span></text:p>
            <text:p text:style-name="P35"><text:span text:style-name="T7"><text:s text:c="6"/>PRECIO <text:s/></text:span><text:span text:style-name="T8">=</text:span><text:span text:style-name="T7"> 60</text:span></text:p>
            <text:p text:style-name="P35"><text:span text:style-name="T7"><text:s text:c="2"/></text:span><text:span text:style-name="T6">WHERE</text:span><text:span text:style-name="T7"> NOMBRE </text:span><text:span text:style-name="T8">=</text:span><text:span text:style-name="T7"> </text:span><text:span text:style-name="T9">'Camisa'</text:span><text:span text:style-name="T8">;</text:span></text:p>
            <text:p text:style-name="P34"/>
            <text:p text:style-name="P35"><text:span text:style-name="T6">SELECT</text:span><text:span text:style-name="T7"> </text:span><text:span text:style-name="T8">*</text:span><text:span text:style-name="T7"> </text:span><text:span text:style-name="T6">FROM</text:span><text:span text:style-name="T7"> PRODUCTOS</text:span><text:span text:style-name="T8">;</text:span></text:p>
            <text:p text:style-name="P34"/>
            <text:p text:style-name="P34">-- <text:span text:style-name="T22">Añadimos una columna nueva a la tabla IVA de tipo Tinyint.</text:span></text:p>
            <text:p text:style-name="P34"/>
            <text:p text:style-name="P36"><text:span text:style-name="T6">ALTER</text:span><text:span text:style-name="T7"> </text:span><text:span text:style-name="T6">TABLE</text:span><text:span text:style-name="T7"> PRODUCTOS</text:span></text:p>
            <text:p text:style-name="P36"><text:span text:style-name="T6">ADD</text:span><text:span text:style-name="T7"> <text:s/>IVA </text:span><text:span text:style-name="T6">TINYINT</text:span><text:span text:style-name="T8">;</text:span></text:p>
            <text:p text:style-name="P34"/>
            <text:p text:style-name="P34"><text:soft-page-break/></text:p>
            <text:p text:style-name="P34"/>
            <text:p text:style-name="P34"/>
            <text:p text:style-name="P35"><text:span text:style-name="T21">UPDATE</text:span><text:span text:style-name="T7"> PRODUCTOS </text:span><text:span text:style-name="T6">SET</text:span><text:span text:style-name="T7"> IVA </text:span><text:span text:style-name="T8">=</text:span><text:span text:style-name="T7"> 1</text:span><text:span text:style-name="T8">;</text:span></text:p>
            <text:p text:style-name="P34"/>
            <text:p text:style-name="P33">-- Como consecuencia del convenio se aumenta el PRECIO a todos los PRODUCTOS</text:p>
            <text:p text:style-name="P33">-- en un 5.33% y la comision en un 6.19% a todos los vendedores.</text:p>
            <text:p text:style-name="P34"/>
            <text:p text:style-name="P35"><text:span text:style-name="T7"><text:tab/></text:span><text:span text:style-name="T21">UPDATE</text:span><text:span text:style-name="T7"> PRODUCTOS</text:span></text:p>
            <text:p text:style-name="P35"><text:span text:style-name="T7"><text:tab/><text:tab/><text:tab/><text:tab/></text:span><text:span text:style-name="T6">SET</text:span><text:span text:style-name="T7"> PRECIO <text:s/></text:span><text:span text:style-name="T8">=</text:span><text:span text:style-name="T7"> PRECIO</text:span><text:span text:style-name="T8">*</text:span><text:span text:style-name="T7">1.0533</text:span><text:span text:style-name="T8">,</text:span></text:p>
            <text:p text:style-name="P35"><text:span text:style-name="T7"><text:tab/><text:tab/><text:tab/><text:tab/>IVA </text:span><text:span text:style-name="T8">=</text:span><text:span text:style-name="T7"> IVA</text:span><text:span text:style-name="T8">*</text:span><text:span text:style-name="T7">1.0619</text:span><text:span text:style-name="T8">;</text:span></text:p>
            <text:p text:style-name="P34"/>
            <text:p text:style-name="P33">--Al estar IVa como entero, no coge los decimales.</text:p>
            <text:p text:style-name="P34"/>
            <text:p text:style-name="P35"><text:span text:style-name="T6">ALTER</text:span><text:span text:style-name="T7"> </text:span><text:span text:style-name="T6">TABLE</text:span><text:span text:style-name="T7"> PRODUCTOS</text:span></text:p>
            <text:p text:style-name="P35"><text:span text:style-name="T6">ALTER</text:span><text:span text:style-name="T7"> <text:s text:c="2"/></text:span><text:span text:style-name="T6">COLUMN</text:span><text:span text:style-name="T7"> IVA </text:span><text:span text:style-name="T6">DECIMAL</text:span><text:span text:style-name="T8">(</text:span><text:span text:style-name="T7">4</text:span><text:span text:style-name="T8">,</text:span><text:span text:style-name="T7">2</text:span><text:span text:style-name="T8">);</text:span></text:p>
            <text:p text:style-name="P34"/>
            <text:p text:style-name="P35"><text:span text:style-name="T6">SELECT</text:span><text:span text:style-name="T7"> </text:span><text:span text:style-name="T8">*</text:span><text:span text:style-name="T7"> </text:span><text:span text:style-name="T6">FROM</text:span><text:span text:style-name="T7"> PRODUCTOS</text:span><text:span text:style-name="T8">;</text:span></text:p>
            <text:p text:style-name="P34"/>
            <text:p text:style-name="P35"><text:span text:style-name="T21">UPDATE</text:span><text:span text:style-name="T7"> PRODUCTOS</text:span></text:p>
            <text:p text:style-name="P35"><text:span text:style-name="T7"><text:tab/><text:tab/><text:tab/><text:tab/></text:span><text:span text:style-name="T6">SET</text:span><text:span text:style-name="T7"> PRECIO <text:s/></text:span><text:span text:style-name="T8">=</text:span><text:span text:style-name="T7"> PRECIO</text:span><text:span text:style-name="T8">*</text:span><text:span text:style-name="T7">1.0533</text:span><text:span text:style-name="T8">,</text:span></text:p>
            <text:p text:style-name="P37"><text:span text:style-name="T7"><text:tab/><text:tab/><text:tab/><text:tab/>IVA </text:span><text:span text:style-name="T8">=</text:span><text:span text:style-name="T7"> IVA</text:span><text:span text:style-name="T8">*</text:span><text:span text:style-name="T7">1.0619</text:span><text:span text:style-name="T8">;</text:span><text:span text:style-name="T23"><text:line-break/></text:span></text:p>
            <text:p text:style-name="P38"/>
            <text:p text:style-name="P38"/>
          </table:table-cell>
        </table:table-row>
      </table:table>
      <text:p text:style-name="P39"/>
      <text:p text:style-name="P4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15%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666666" loext:opacity="100%" style:font-name="Calibri" fo:font-size="11pt" fo:font-weight="bold" style:font-name-asian="Calibri1" style:font-size-asian="11pt" style:font-weight-asian="bold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4T21:26:36.613000000</dc:date>
    <meta:editing-duration>PT51M2S</meta:editing-duration>
    <meta:editing-cycles>5</meta:editing-cycles>
    <meta:generator>LibreOffice/24.8.1.2$Windows_X86_64 LibreOffice_project/87fa9aec1a63e70835390b81c40bb8993f1d4ff6</meta:generator>
    <meta:document-statistic meta:table-count="1" meta:image-count="0" meta:object-count="0" meta:page-count="4" meta:paragraph-count="78" meta:word-count="608" meta:character-count="3924" meta:non-whitespace-character-count="3341"/>
  </office:meta>
</office:document-meta>
</file>